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909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575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1.1413in" svg:height="0.7083in" svg:x="4.0303in" svg:y="0in" draw:caption-point-x="-0.2402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1.1413in" svg:height="0.7083in" svg:x="4.813in" svg:y="0in" draw:caption-point-x="-0.2402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1.1413in" svg:height="1.1965in" svg:x="5.561in" svg:y="0in" draw:caption-point-x="-0.2402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4" draw:text-style-name="P2" svg:width="1.1413in" svg:height="1.7551in" svg:x="6.3437in" svg:y="0in" draw:caption-point-x="-0.2402in" draw:caption-point-y="0.2122in">
              <dc:date>2021-06-19T00:00:00</dc:date>
              <text:p text:style-name="P1"><text:span text:style-name="T3">[Optional]</text:span></text:p>
              <text:p text:style-name="P1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2" draw:text-style-name="P2" svg:width="1.1413in" svg:height="0.7083in" svg:x="7.1264in" svg:y="0in" draw:caption-point-x="-0.2402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1" draw:text-style-name="P2" svg:width="1.0835in" svg:height="0.7189in" svg:x="7.7154in" svg:y="0.0382in" draw:caption-point-x="-0.15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1.0835in" svg:height="0.7189in" svg:x="8.3945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1.0835in" svg:height="0.7189in" svg:x="9.0736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1.0835in" svg:height="0.7189in" svg:x="9.7524in" svg:y="0.0382in" draw:caption-point-x="-0.1496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1.0835in" svg:height="0.7189in" svg:x="12.2236in" svg:y="0.0382in" draw:caption-point-x="-1.9417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1.0835in" svg:height="0.7189in" svg:x="11.111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40061" calcext:value-type="float">
            <text:p>4006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 table:formula="of:=[.D4]" office:value-type="float" office:value="1308.94" calcext:value-type="float">
            <text:p>1308.94</text:p>
          </table:table-cell>
          <table:table-cell table:style-name="ce8" office:value-type="float" office:value="1308.94" calcext:value-type="float">
            <text:p>1308.94</text:p>
          </table:table-cell>
          <table:table-cell table:style-name="ce8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8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office:annotation draw:style-name="gr1" draw:text-style-name="P2" svg:width="1.0835in" svg:height="0.7189in" svg:x="3.4909in" svg:y="0.552in" draw:caption-point-x="-0.4835in" draw:caption-point-y="0.285in">
              <dc:date>2021-10-19T00:00:00</dc:date>
              <text:p text:style-name="P1"><text:span text:style-name="T1">Type formula here to calculate the speedup relative to the serial version</text:span></text:p>
            </office:annotation>
            <text:p>1.00</text:p>
          </table:table-cell>
          <table:table-cell table:style-name="ce10" table:formula="of:=[.$C4]/[.D4]" office:value-type="float" office:value="1" calcext:value-type="float">
            <text:p>1.00</text:p>
          </table:table-cell>
          <table:table-cell table:style-name="ce10" table:formula="of:=[.$C4]/[.E4]" office:value-type="float" office:value="7.55826307887747" calcext:value-type="float">
            <text:p>7.56</text:p>
          </table:table-cell>
          <table:table-cell table:style-name="ce10" table:formula="of:=[.$C4]/[.F4]" office:value-type="float" office:value="7.92432497881099" calcext:value-type="float">
            <text:p>7.92</text:p>
          </table:table-cell>
          <table:table-cell table:style-name="ce10" table:formula="of:=[.$C4]/[.G4]" office:value-type="string" office:string-value="" calcext:value-type="error">
            <text:p>#DIV/0!</text:p>
          </table:table-cell>
          <table:table-cell table:style-name="ce10" table:formula="of:=[.$C4]/[.H4]" office:value-type="string" office:string-value="" calcext:value-type="error">
            <text:p>#DIV/0!</text:p>
          </table:table-cell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office:annotation draw:style-name="gr3" draw:text-style-name="P2" svg:width="1.1413in" svg:height="1.1965in" svg:x="1.5693in" svg:y="0.4508in" draw:caption-point-x="-0.2402in" draw:caption-point-y="0.5945in">
              <dc:date>2021-06-19T00:00:00</dc:date>
              <text:p text:style-name="P1"><text:span text:style-name="T3">Type here the input size of the test case used to measure performance.</text:span></text:p>
            </office:annotation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4]/([.C4]*[.C3])" office:value-type="float" office:value="1" calcext:value-type="float">
            <office:annotation draw:style-name="gr1" draw:text-style-name="P2" svg:width="1.0835in" svg:height="0.7189in" svg:x="3.4909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  <text:p>1.00</text:p>
          </table:table-cell>
          <table:table-cell table:style-name="ce10" table:formula="of:=[.D5]/[.D3]" office:value-type="float" office:value="1" calcext:value-type="float">
            <text:p>1.00</text:p>
          </table:table-cell>
          <table:table-cell table:style-name="ce10" table:formula="of:=[.E5]/[.E3]" office:value-type="float" office:value="0.944782884859684" calcext:value-type="float">
            <text:p>0.94</text:p>
          </table:table-cell>
          <table:table-cell table:style-name="ce10" table:formula="of:=[.F5]/[.F3]" office:value-type="float" office:value="0.990540622351374" calcext:value-type="float">
            <text:p>0.99</text:p>
          </table:table-cell>
          <table:table-cell table:style-name="ce10" table:formula="of:=[.G5]/[.G3]" office:value-type="string" office:string-value="" calcext:value-type="error">
            <text:p>#DIV/0!</text:p>
          </table:table-cell>
          <table:table-cell table:style-name="ce10" table:formula="of:=[.H5]/[.H3]" office:value-type="string" office:string-value="" calcext:value-type="error">
            <text:p>#DIV/0!</text:p>
          </table:table-cell>
          <table:table-cell table:style-name="ce10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7:19:12.369937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19T17:55:37.072699058</dc:date>
    <meta:editing-cycles>38</meta:editing-cycles>
    <meta:editing-duration>PT3H11M2S</meta:editing-duration>
    <meta:document-statistic meta:table-count="1" meta:cell-count="55" meta:object-count="10"/>
  </office:meta>
</office:document-meta>
</file>